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6B6F24679D659E1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nux Biolinum G" svg:font-family="'Linux Biolinum G'" style:font-pitch="variable"/>
    <style:font-face style:name="Linux Libertine G" svg:font-family="'Linux Libertine G'" style:font-pitch="variable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9.3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8.95cm"/>
    </style:style>
    <style:style style:name="gr4" style:family="graphic" style:parent-style-name="standard">
      <style:graphic-properties draw:stroke="none" draw:fill="none" fo:min-height="20.062cm"/>
    </style:style>
    <style:style style:name="gr5" style:family="graphic" style:parent-style-name="standard">
      <style:graphic-properties draw:stroke="none" draw:fill="none" fo:min-height="6.9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margin-top="0.42cm" fo:margin-bottom="0.35cm" fo:text-align="center"/>
      <style:text-properties fo:font-size="22pt" fo:font-weight="bold" style:font-size-asian="22pt" style:font-size-complex="22pt"/>
    </style:style>
    <style:style style:name="P2" style:family="paragraph">
      <style:paragraph-properties fo:margin-top="0.42cm" fo:margin-bottom="0.35cm" fo:text-align="start"/>
      <style:text-properties fo:font-size="22pt" style:font-size-asian="10pt" style:font-size-complex="10pt"/>
    </style:style>
    <style:style style:name="P3" style:family="paragraph">
      <style:paragraph-properties fo:margin-top="0.42cm" fo:margin-bottom="0.35cm" fo:text-align="justify"/>
      <style:text-properties fo:font-size="22pt" style:font-size-asian="10pt" style:font-size-complex="10pt"/>
    </style:style>
    <style:style style:name="P4" style:family="paragraph">
      <style:paragraph-properties fo:margin-top="0.4cm" fo:margin-bottom="0.1cm" fo:text-align="start"/>
      <style:text-properties fo:font-size="22pt" style:font-size-asian="10pt" style:font-size-complex="10pt"/>
    </style:style>
    <style:style style:name="P5" style:family="paragraph">
      <style:paragraph-properties fo:margin-top="0.4cm" fo:margin-bottom="0.1cm"/>
      <style:text-properties fo:font-size="22pt"/>
    </style:style>
    <style:style style:name="P6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margin-top="0.42cm" fo:margin-bottom="0.35cm"/>
      <style:text-properties style:font-name="Linux Libertine G" fo:font-size="16pt" fo:font-weight="bold" style:font-size-asian="16pt" style:font-size-complex="16pt"/>
    </style:style>
    <style:style style:name="P9" style:family="paragraph">
      <style:paragraph-properties fo:margin-top="0.42cm" fo:margin-bottom="0.35cm" fo:text-align="start"/>
      <style:text-properties style:font-name="Linux Libertine G" fo:font-size="16pt" style:font-size-asian="16pt" style:font-size-complex="16pt"/>
    </style:style>
    <style:style style:name="P10" style:family="paragraph">
      <loext:graphic-properties draw:fill="none"/>
      <style:paragraph-properties fo:margin-top="0.42cm" fo:margin-bottom="0.35cm"/>
      <style:text-properties style:font-name="Linux Libertine G" fo:font-size="16pt" fo:font-weight="bold" style:font-size-asian="16pt" style:font-size-complex="16pt"/>
    </style:style>
    <style:style style:name="P11" style:family="paragraph">
      <style:paragraph-properties fo:margin-top="0.42cm" fo:margin-bottom="0.35cm" fo:text-align="start"/>
      <style:text-properties style:font-name="Linux Libertine G" fo:font-size="14pt" style:font-size-asian="14pt" style:font-size-complex="14pt"/>
    </style:style>
    <style:style style:name="P12" style:family="paragraph">
      <loext:graphic-properties draw:fill="none"/>
      <style:paragraph-properties fo:margin-top="0.42cm" fo:margin-bottom="0.35cm" fo:text-align="start"/>
      <style:text-properties style:font-name="Linux Libertine G" fo:font-size="14pt" style:font-size-asian="14pt" style:font-size-complex="14pt"/>
    </style:style>
    <style:style style:name="P13" style:family="paragraph">
      <style:paragraph-properties fo:margin-top="0.42cm" fo:margin-bottom="0.35cm"/>
      <style:text-properties style:font-name="Courier New" fo:font-size="16pt" fo:font-weight="bold" style:font-size-asian="16pt" style:font-size-complex="16pt"/>
    </style:style>
    <style:style style:name="P14" style:family="paragraph">
      <style:paragraph-properties fo:margin-top="0.42cm" fo:margin-bottom="0.35cm" fo:text-align="justify"/>
      <style:text-properties style:font-name="Courier New" fo:font-size="16pt" style:font-size-asian="10pt" style:font-size-complex="10pt"/>
    </style:style>
    <style:style style:name="P15" style:family="paragraph">
      <style:paragraph-properties fo:margin-top="0.42cm" fo:margin-bottom="0.35cm" fo:text-align="start"/>
      <style:text-properties style:font-name="Courier New" fo:font-size="16pt" style:font-size-asian="10pt" style:font-size-complex="10pt"/>
    </style:style>
    <style:style style:name="P16" style:family="paragraph">
      <loext:graphic-properties draw:fill="none"/>
      <style:paragraph-properties fo:margin-top="0.42cm" fo:margin-bottom="0.35cm"/>
      <style:text-properties style:font-name="Courier New" fo:font-size="16pt" fo:font-weight="bold" style:font-size-asian="16pt" style:font-size-complex="16pt"/>
    </style:style>
    <style:style style:name="T1" style:family="text">
      <style:text-properties style:font-name="Linux Libertine G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nux Libertine G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Linux Libertine G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nux Libertine G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nux Libertine G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nux Libertine G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nux Libertine G" fo:font-size="16pt" style:font-size-asian="16pt" style:font-size-complex="16pt"/>
    </style:style>
    <style:style style:name="T8" style:family="text">
      <style:text-properties style:font-name="Linux Libertine G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Linux Libertine G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inux Libertine G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draw:style-name="gr1" draw:text-style-name="P6" draw:layer="layout" svg:width="26.6cm" svg:height="19.564cm" svg:x="1cm" svg:y="1.036cm">
          <draw:text-box>
            <text:p text:style-name="P1"><text:span text:style-name="T1">Отдел перспективного развития АСУТП.</text:span></text:p>
            <text:p text:style-name="P2"><text:span text:style-name="T2">Цель:</text:span><text:span text:style-name="T3"> </text:span></text:p>
            <text:p text:style-name="P3"><text:span text:style-name="T3">Разработка и реализация планов по перспективному развитию АСУТП</text:span></text:p>
            <text:p text:style-name="P2"><text:span text:style-name="T3">предприятия;</text:span></text:p>
            <text:p text:style-name="P2"><text:span text:style-name="T2">Задачи:</text:span></text:p>
            <text:list text:style-name="L1">
              <text:list-item>
                <text:p text:style-name="P4"><text:span text:style-name="T3">Организация работы отдела перспективного развития;</text:span></text:p>
              </text:list-item>
              <text:list-item>
                <text:p text:style-name="P4"><text:span text:style-name="T3">Внедрение системы «VersionDog» для АСУТП предприятия;</text:span></text:p>
              </text:list-item>
              <text:list-item>
                <text:p text:style-name="P4"><text:span text:style-name="T3">Разработка системы управления скоростью разливки стали на сталеразливочной тележке ЦЕМ;</text:span></text:p>
              </text:list-item>
              <text:list-item>
                <text:p text:style-name="P4"><text:span text:style-name="T3">Разработка системы управления скрабовым двором ЦЕМ;</text:span></text:p>
              </text:list-item>
              <text:list-item>
                <text:p text:style-name="P5"><text:span text:style-name="T4">Разработка системы контроля движения ковшей ЦЕМ</text:span><text:span text:style-name="T5">;</text:span></text:p>
              </text:list-item>
              <text:list-item>
                <text:p text:style-name="P5"><text:span text:style-name="T6">Разработка системы контроля движения изложниц ЦЕМ;</text:span></text:p>
              </text:list-item>
              <text:list-item>
                <text:p text:style-name="P4"><text:span text:style-name="T3">Разработка необходимых испытательных стендов;</text:span></text:p>
              </text:list-item>
              <text:list-item>
                <text:p text:style-name="P4"><text:span text:style-name="T3">Разработка системы управления информацией АСУТП;</text:span></text:p>
              </text:list-item>
              <text:list-item>
                <text:p text:style-name="P4"><text:span text:style-name="T3">Анализ, сбор информации по системам АСУТП текущих инвестиционных проектов, с последующим вводом данных в систему управления информацией АСУТП;</text:span></text:p>
              </text:list-item>
              <text:list-item>
                <text:p text:style-name="P4"><text:span text:style-name="T3">Разработки по НИиОКР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draw:style-name="gr3" draw:text-style-name="P10" draw:layer="layout" svg:width="26cm" svg:height="19.2cm" svg:x="1cm" svg:y="0.8cm">
          <draw:text-box>
            <text:p text:style-name="P8"><text:span text:style-name="T7">Организация работы отдела перспективного развития.</text:span></text:p>
            <text:p text:style-name="P9"><text:span text:style-name="T8">Штат на начальном этапе:</text:span></text:p>
            <text:list text:style-name="L1">
              <text:list-item>
                <text:p text:style-name="P9"><text:span text:style-name="T7">Начальник отдела - Руденко Олег Викторович, оклад 52 000 р.</text:span></text:p>
              </text:list-item>
              <text:list-item>
                <text:p text:style-name="P9"><text:span text:style-name="T7">Ведущий специалист:- Самбурский Павел Гаврилович оклад, 40 000 р.</text:span></text:p>
              </text:list-item>
              <text:list-item>
                <text:p text:style-name="P9"><text:span text:style-name="T7">Инженер АСУТП — вакансия, оклад от 19 500 -30 000 р. (в зависимости от квалификации).</text:span></text:p>
              </text:list-item>
              <text:list-item>
                <text:p text:style-name="P9"><text:span text:style-name="T7">Инженер программист — вакансия, оклад от 19 500 -30 000 р. (в зависимости от квалификации).</text:span></text:p>
              </text:list-item>
            </text:list>
            <text:p text:style-name="P9"><text:span text:style-name="T8">Помещения (смежные):</text:span></text:p>
            <text:list text:continue-numbering="true" text:style-name="L1">
              <text:list-item>
                <text:p text:style-name="P9"><text:span text:style-name="T7">Офисное помещение;</text:span></text:p>
              </text:list-item>
              <text:list-item>
                <text:p text:style-name="P9"><text:span text:style-name="T7">Лаборатория АСУТП;</text:span></text:p>
              </text:list-item>
            </text:list>
            <text:p text:style-name="P9"><text:span text:style-name="T8">Оснащение оргтехникой:</text:span></text:p>
            <text:list text:continue-numbering="true" text:style-name="L1">
              <text:list-item>
                <text:p text:style-name="P9"><text:span text:style-name="T7">Сервер — для отработки технических решений;</text:span></text:p>
              </text:list-item>
              <text:list-item>
                <text:p text:style-name="P9"><text:span text:style-name="T7">Персональные компьютеры - по количеству сотрудников;</text:span></text:p>
              </text:list-item>
              <text:list-item>
                <text:p text:style-name="P9"><text:span text:style-name="T7">Ноутбук — для командировок, проведения презентаций, отладки мобильных приложений;</text:span></text:p>
              </text:list-item>
              <text:list-item>
                <text:p text:style-name="P9"><text:span text:style-name="T7">Планшет — для отладки мобильных приложений;</text:span></text:p>
              </text:list-item>
              <text:list-item>
                <text:p text:style-name="P9"><text:span text:style-name="T7">Принтер A3;</text:span></text:p>
              </text:list-item>
              <text:list-item>
                <text:p text:style-name="P9"><text:span text:style-name="T7">Сканер А3;</text:span></text:p>
              </text:list-item>
              <text:list-item>
                <text:p text:style-name="P9"><text:span text:style-name="T7">Неограниченный доступ в Интернет;</text:span></text:p>
              </text:list-item>
            </text:list>
            <text:p text:style-name="P9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draw:style-name="gr4" draw:text-style-name="P12" draw:layer="layout" svg:width="26.6cm" svg:height="20.312cm" svg:x="1cm" svg:y="0.488cm">
          <draw:text-box>
            <text:p text:style-name="P11"><text:span text:style-name="T9">Оснащение лаборатории АСУТП:</text:span></text:p>
            <text:list text:style-name="L1">
              <text:list-item>
                <text:p text:style-name="P11"><text:span text:style-name="T10">Измерительные приборы (мультиметры, осциллограф);</text:span></text:p>
              </text:list-item>
              <text:list-item>
                <text:p text:style-name="P11"><text:span text:style-name="T10">Паяльные станции;</text:span></text:p>
              </text:list-item>
              <text:list-item>
                <text:p text:style-name="P11"><text:span text:style-name="T10">Средства изготовления печатных плат;</text:span></text:p>
              </text:list-item>
              <text:list-item>
                <text:p text:style-name="P11"><text:span text:style-name="T10">Наборы электронных компонентов;</text:span></text:p>
              </text:list-item>
              <text:list-item>
                <text:p text:style-name="P11"><text:span text:style-name="T10">Настольный токарный станок;</text:span></text:p>
              </text:list-item>
              <text:list-item>
                <text:p text:style-name="P11"><text:span text:style-name="T10">Настольный сверлильный станок;</text:span></text:p>
              </text:list-item>
              <text:list-item>
                <text:p text:style-name="P11"><text:span text:style-name="T10">Шасси CNC станка;</text:span></text:p>
              </text:list-item>
              <text:list-item>
                <text:p text:style-name="P11"><text:span text:style-name="T10">Наборы расходных материалов;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draw:style-name="gr5" draw:text-style-name="P16" draw:layer="layout" svg:width="22.184cm" svg:height="10.881cm" svg:x="2.4cm" svg:y="1.919cm">
          <draw:text-box>
            <text:p text:style-name="P13">Разработка системы мониторинга показаний весовых систем предприятия.</text:p>
            <text:p text:style-name="P14">В пошлом году на ВМЗ произошел инцидент. В весовой системе автомобильных весов по приему скрапа, была обнаружено радиоуправляемая закладка, которая корректировала вес автомобиля при взвешивании. В целях контроля работы весовых систем на предприятии предлагается разработать систему мониторинга работы весов предприятия.</text:p>
            <text:list text:style-name="L1">
              <text:list-item>
                <text:p text:style-name="P15">Данные с весов предаются в режиме реального времени на сервер, где сохраняются.</text:p>
              </text:list-item>
              <text:list-item>
                <text:p text:style-name="P15">Система имеет интерфейс для просмотра статистики по весам.</text:p>
              </text:list-item>
              <text:list-item>
                <text:p text:style-name="P15">Возможна синхронизации информации по взвешиванию с системой видео наблюдения и т. д.</text:p>
              </text:list-item>
            </text:list>
            <text:p text:style-name="P15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nux Biolinum G" svg:font-family="'Linux Biolinum G'" style:font-pitch="variable"/>
    <style:font-face style:name="Linux Libertine G" svg:font-family="'Linux Libertine G'" style:font-pitch="variable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6B6F24679D659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fo:language="ru" fo:country="RU" style:letter-kerning="true" style:font-name-asian="Mangal" style:font-family-asian="Mangal" style:font-pitch-asian="variable" style:language-asian="hi" style:country-asian="IN" style:font-name-complex="Times New Roman" style:font-family-complex="'Times New Roman'" style:font-family-generic-complex="roman" style:font-size-complex="12pt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name-asian="Mangal1" style:font-family-asian="Mangal"/>
    </style:style>
    <style:style style:name="Указатель" style:family="graphic">
      <style:paragraph-properties style:text-autospace="none"/>
      <style:text-properties style:font-name="Times New Roman" fo:font-family="'Times New Roman'" style:font-family-generic="roman" style:font-name-asian="Mangal1" style:font-family-asian="Mangal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name-asian="Mangal1" style:font-family-asian="Mangal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Название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2pt" fo:font-style="italic" style:font-name-asian="Mangal1" style:font-family-asian="Mangal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="Times New Roman" fo:font-family="'Times New Roman'" style:font-family-generic="roman" style:font-name-asian="Mangal1" style:font-family-asian="Mangal"/>
    </style:style>
    <style:style style:name="Обычный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4:28:54.525000000</meta:creation-date>
    <meta:generator>LibreOffice/5.2.2.2$Windows_x86 LibreOffice_project/8f96e87c890bf8fa77463cd4b640a2312823f3ad</meta:generator>
    <dc:date>2018-01-30T16:15:19.742000000</dc:date>
    <meta:editing-duration>PT1H36M12S</meta:editing-duration>
    <meta:editing-cycles>3</meta:editing-cycles>
    <meta:document-statistic meta:object-count="33"/>
  </office:meta>
</office:document-meta>
</file>